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15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487cm"/>
    </style:style>
    <style:style style:name="gr8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top" fo:min-height="0.8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6.2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fo:min-height="0.889cm"/>
    </style:style>
    <style:style style:name="gr24" style:family="graphic" style:parent-style-name="Default_5f_1">
      <style:graphic-properties draw:textarea-horizontal-align="justify" draw:textarea-vertical-align="middle" draw:auto-grow-height="false" fo:min-height="0.75cm" fo:min-width="1.499cm"/>
    </style:style>
    <style:style style:name="gr25" style:family="graphic" style:parent-style-name="Default_5f_1">
      <style:graphic-properties draw:textarea-horizontal-align="justify" draw:textarea-vertical-align="middle" draw:auto-grow-height="false" fo:min-height="0.75cm" fo:min-width="3.5cm"/>
    </style:style>
    <style:style style:name="gr26" style:family="graphic" style:parent-style-name="Object_20_without_20_fill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Default_5f_1">
      <style:graphic-properties draw:stroke="none" svg:stroke-color="#000000" draw:fill="none" draw:fill-color="#ffffff" fo:min-height="0.915cm"/>
    </style:style>
    <style:style style:name="gr28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29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30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31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32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33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34" style:family="graphic" style:parent-style-name="Default_5f_1" style:list-style-name="L1">
      <style:graphic-properties draw:stroke="none" svg:stroke-color="#000000" draw:fill="none" draw:fill-color="#ffffff" draw:textarea-vertical-align="top" fo:min-height="0.841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25cm" fo:min-width="4.155cm"/>
    </style:style>
    <style:style style:name="gr36" style:family="graphic" style:parent-style-name="Object_20_without_20_fill_5f_1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Default_5f_1" style:list-style-name="L1">
      <style:graphic-properties draw:stroke="none" svg:stroke-color="#000000" draw:fill="none" draw:fill-color="#ffffff" draw:textarea-vertical-align="top" fo:min-height="0.889cm"/>
    </style:style>
    <style:style style:name="gr38" style:family="graphic" style:parent-style-name="standard">
      <style:graphic-properties draw:stroke="none" draw:textarea-horizontal-align="justify" draw:textarea-vertical-align="middle" draw:auto-grow-height="false" fo:min-height="2.75cm" fo:min-width="5.5cm"/>
    </style:style>
    <style:style style:name="gr39" style:family="graphic" style:parent-style-name="standard">
      <style:graphic-properties draw:stroke="none" draw:fill-color="#add58a" draw:textarea-horizontal-align="justify" draw:textarea-vertical-align="middle" draw:auto-grow-height="false" fo:min-height="0.75cm" fo:min-width="5.5cm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2.75cm" fo:min-width="6.5cm"/>
    </style:style>
    <style:style style:name="gr41" style:family="graphic" style:parent-style-name="standard">
      <style:graphic-properties draw:stroke="none" draw:fill-color="#add58a" draw:textarea-horizontal-align="justify" draw:textarea-vertical-align="middle" draw:auto-grow-height="false" fo:min-height="0.75cm" fo:min-width="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margin-left="0cm" fo:margin-right="0cm" fo:margin-top="0.2cm" fo:margin-bottom="0.2cm" fo:line-height="0.32cm" fo:text-indent="0cm"/>
    </style:style>
    <style:style style:name="P6" style:family="paragraph">
      <loext:graphic-properties draw:fill="none" draw:fill-color="#ffffff"/>
      <style:paragraph-properties fo:margin-left="0cm" fo:margin-right="0cm" fo:margin-top="0.2cm" fo:margin-bottom="0.2cm" fo:line-height="0.32cm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add58a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999cm" svg:height="1cm" svg:x="2.998cm" svg:y="2.99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cm" svg:height="1cm" svg:x="1.998cm" svg:y="4.998cm">
          <text:p text:style-name="P1"><text:span text:style-name="T1">O</text:span><text:span text:style-name="T1">r</text:span><text:span text:style-name="T1">g</text:span><text:span text:style-name="T1">a</text:span><text:span text:style-name="T1">ni</text:span><text:span text:style-name="T1">s</text:span><text:span text:style-name="T1">a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cm" svg:x="1.998cm" svg:y="6.998cm">
          <text:p text:style-name="P1"><text:span text:style-name="T1">C</text:span><text:span text:style-name="T1">o</text:span><text:span text:style-name="T1">n</text:span><text:span text:style-name="T1">s</text:span><text:span text:style-name="T1">ti</text:span><text:span text:style-name="T1">t</text:span><text:span text:style-name="T1">u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3.998cm" svg:y1="3.998cm" svg:x2="3.998cm" svg:y2="4.998cm">
            <text:p/>
          </draw:line>
          <draw:line draw:style-name="gr3" draw:text-style-name="P3" draw:layer="layout" svg:x1="3.998cm" svg:y1="4.298cm" svg:x2="3.798cm" svg:y2="3.998cm">
            <text:p/>
          </draw:line>
          <draw:line draw:style-name="gr3" draw:text-style-name="P3" draw:layer="layout" svg:x1="3.998cm" svg:y1="4.298cm" svg:x2="4.198cm" svg:y2="3.998cm">
            <text:p/>
          </draw:line>
          <draw:line draw:style-name="gr3" draw:text-style-name="P3" draw:layer="layout" svg:x1="3.798cm" svg:y1="4.998cm" svg:x2="3.998cm" svg:y2="4.698cm">
            <text:p/>
          </draw:line>
          <draw:line draw:style-name="gr3" draw:text-style-name="P3" draw:layer="layout" svg:x1="4.198cm" svg:y1="4.998cm" svg:x2="3.998cm" svg:y2="4.698cm">
            <text:p/>
          </draw:line>
        </draw:g>
        <draw:g>
          <draw:line draw:style-name="gr3" draw:text-style-name="P3" draw:layer="layout" svg:x1="3.998cm" svg:y1="5.998cm" svg:x2="3.998cm" svg:y2="6.998cm">
            <text:p/>
          </draw:line>
          <draw:line draw:style-name="gr3" draw:text-style-name="P3" draw:layer="layout" svg:x1="3.998cm" svg:y1="6.298cm" svg:x2="3.798cm" svg:y2="5.998cm">
            <text:p/>
          </draw:line>
          <draw:line draw:style-name="gr3" draw:text-style-name="P3" draw:layer="layout" svg:x1="3.998cm" svg:y1="6.298cm" svg:x2="4.198cm" svg:y2="5.998cm">
            <text:p/>
          </draw:line>
          <draw:line draw:style-name="gr3" draw:text-style-name="P3" draw:layer="layout" svg:x1="3.798cm" svg:y1="6.998cm" svg:x2="3.998cm" svg:y2="6.698cm">
            <text:p/>
          </draw:line>
          <draw:line draw:style-name="gr3" draw:text-style-name="P3" draw:layer="layout" svg:x1="4.198cm" svg:y1="6.998cm" svg:x2="3.998cm" svg:y2="6.698cm">
            <text:p/>
          </draw:line>
        </draw:g>
        <draw:custom-shape draw:style-name="gr1" draw:text-style-name="P2" xml:id="id1" draw:id="id1" draw:layer="layout" svg:width="1.999cm" svg:height="1cm" svg:x="7cm" svg:y="7cm">
          <text:p text:style-name="P1"><text:span text:style-name="T1">La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999cm" svg:height="1cm" svg:x="10cm" svg:y="7cm">
          <text:p text:style-name="P1"><text:span text:style-name="T1">Ball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5cm" svg:y="4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5cm" svg:y="6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99cm" svg:height="1cm" svg:x="15cm" svg:y="2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cm" svg:height="1.165cm" svg:x="15cm" svg:y="4.985cm">
          <draw:text-box>
            <text:p><text:span text:style-name="T2">M</text:span><text:span text:style-name="T2">e</text:span><text:span text:style-name="T2">m</text:span><text:span text:style-name="T2">b</text:span><text:span text:style-name="T2">e</text:span><text:span text:style-name="T2">r </text:span><text:span text:style-name="T2">o</text:span><text:span text:style-name="T2">r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/text:p>
          </draw:text-box>
        </draw:frame>
        <draw:frame draw:style-name="gr4" draw:text-style-name="P4" draw:layer="layout" svg:width="4cm" svg:height="1.165cm" svg:x="15cm" svg:y="2.987cm">
          <draw:text-box>
            <text:p><text:span text:style-name="T2">M</text:span><text:span text:style-name="T2">e</text:span><text:span text:style-name="T2">m</text:span><text:span text:style-name="T2">be</text:span><text:span text:style-name="T2">r </text:span><text:span text:style-name="T2">or </text:span><text:span text:style-name="T2">A</text:span><text:span text:style-name="T2">d</text:span><text:span text:style-name="T2">mi</text:span><text:span text:style-name="T2">ni</text:span><text:span text:style-name="T2">str</text:span><text:span text:style-name="T2">at</text:span><text:span text:style-name="T2">or </text:span><text:span text:style-name="T2">of</text:span></text:p>
          </draw:text-box>
        </draw:frame>
        <draw:frame draw:style-name="gr5" draw:text-style-name="P6" draw:layer="layout" svg:width="0.8cm" svg:height="1.139cm" svg:x="4.198cm" svg:y="4.099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frame draw:style-name="gr6" draw:text-style-name="P6" draw:layer="layout" svg:width="0.8cm" svg:height="1.139cm" svg:x="4.198cm" svg:y="6.098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custom-shape draw:style-name="gr1" draw:text-style-name="P2" xml:id="id5" draw:id="id5" draw:layer="layout" svg:width="1.999cm" svg:height="1cm" svg:x="7.001cm" svg:y="2cm">
          <text:p text:style-name="P1"><text:span text:style-name="T1">Vote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987cm" svg:height="0.975cm" svg:x="1.046cm" svg:y="1.036cm">
          <draw:text-box>
            <text:p><text:span text:style-name="T1">Ocastio</text:span></text:p>
          </draw:text-box>
        </draw:frame>
        <draw:g>
          <draw:line draw:style-name="gr8" draw:text-style-name="P3" draw:layer="layout" svg:x1="7.6cm" svg:y1="8cm" svg:x2="7.6cm" svg:y2="8.5cm">
            <text:p/>
          </draw:line>
          <draw:line draw:style-name="gr8" draw:text-style-name="P3" draw:layer="layout" svg:x1="7.6cm" svg:y1="8.5cm" svg:x2="8.5cm" svg:y2="8.5cm">
            <text:p/>
          </draw:line>
          <draw:line draw:style-name="gr8" draw:text-style-name="P3" draw:layer="layout" svg:x1="8.5cm" svg:y1="8.5cm" svg:x2="8.5cm" svg:y2="8cm">
            <text:p/>
          </draw:line>
        </draw:g>
        <draw:custom-shape draw:style-name="gr1" draw:text-style-name="P2" xml:id="id3" draw:id="id3" draw:layer="layout" svg:width="1.999cm" svg:height="1cm" svg:x="7cm" svg:y="5cm">
          <text:p text:style-name="P1"><text:span text:style-name="T1">Option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8cm" svg:height="1.139cm" svg:x="7.6cm" svg:y="8.2cm">
          <draw:text-box>
            <text:p text:style-name="P5"><text:span text:style-name="T3"/></text:p>
            <text:p text:style-name="P5"><text:span text:style-name="T3">0</text:span></text:p>
          </draw:text-box>
        </draw:frame>
        <draw:connector draw:style-name="gr10" draw:text-style-name="P1" draw:layer="layout" svg:x1="7cm" svg:y1="7.5cm" svg:x2="5.998cm" svg:y2="7.498cm" draw:start-shape="id1" draw:start-glue-point="3" draw:end-shape="id2" draw:end-glue-point="1" svg:d="M7000 7500h-501v-2h-501" svg:viewBox="0 0 1003 3">
          <text:p/>
        </draw:connector>
        <draw:connector draw:style-name="gr10" draw:text-style-name="P1" draw:layer="layout" svg:x1="7.999cm" svg:y1="7cm" svg:x2="7.999cm" svg:y2="6cm" draw:start-shape="id1" draw:start-glue-point="0" draw:end-shape="id3" svg:d="M7999 7000v-1000" svg:viewBox="0 0 1 1001">
          <text:p/>
        </draw:connector>
        <draw:connector draw:style-name="gr10" draw:text-style-name="P1" draw:layer="layout" svg:x1="3.997cm" svg:y1="2.998cm" svg:x2="7.001cm" svg:y2="2.5cm" draw:start-shape="id4" draw:start-glue-point="0" draw:end-shape="id5" draw:end-glue-point="3" svg:d="M3997 2998v-501h2001v3h1003" svg:viewBox="0 0 3005 502">
          <text:p/>
        </draw:connector>
        <draw:connector draw:style-name="gr10" draw:text-style-name="P1" draw:layer="layout" svg:x1="7.999cm" svg:y1="5cm" svg:x2="8cm" svg:y2="3cm" draw:start-shape="id3" draw:start-glue-point="0" draw:end-shape="id5" draw:end-glue-point="2" svg:d="M7999 5000v-1000h1v-1000" svg:viewBox="0 0 2 2001">
          <text:p/>
        </draw:connector>
        <draw:connector draw:style-name="gr10" draw:text-style-name="P1" draw:layer="layout" draw:line-skew="0cm 1.601cm 3.002cm" svg:x1="8.999cm" svg:y1="5.5cm" svg:x2="10cm" svg:y2="7.5cm" draw:start-shape="id3" draw:start-glue-point="1" draw:end-shape="id6" draw:end-glue-point="3" svg:d="M8999 5500h500v600h1v1400h500" svg:viewBox="0 0 1002 2001">
          <text:p/>
        </draw:connector>
        <draw:connector draw:style-name="gr10" draw:text-style-name="P1" draw:layer="layout" draw:line-skew="-1.399cm 0.899cm" svg:x1="5.998cm" svg:y1="5.498cm" svg:x2="10.999cm" svg:y2="8cm" draw:start-shape="id7" draw:start-glue-point="1" draw:end-shape="id6" draw:end-glue-point="2" svg:d="M5998 5498h602v3902h4399v-1400" svg:viewBox="0 0 5002 3903">
          <text:p/>
        </draw:connector>
      </draw:page>
      <draw:page draw:name="page2" draw:style-name="dp1" draw:master-page-name="Default">
        <draw:custom-shape draw:style-name="gr1" draw:text-style-name="P2" xml:id="id14" draw:id="id14" draw:layer="layout" svg:width="1.999cm" svg:height="1cm" svg:x="2.998cm" svg:y="2.99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4cm" svg:height="1cm" svg:x="1.998cm" svg:y="4.998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cm" svg:height="1cm" svg:x="1.998cm" svg:y="6.998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3.998cm" svg:y1="3.998cm" svg:x2="3.998cm" svg:y2="4.998cm">
            <text:p/>
          </draw:line>
          <draw:line draw:style-name="gr3" draw:text-style-name="P3" draw:layer="layout" svg:x1="3.998cm" svg:y1="4.298cm" svg:x2="3.798cm" svg:y2="3.998cm">
            <text:p/>
          </draw:line>
          <draw:line draw:style-name="gr3" draw:text-style-name="P3" draw:layer="layout" svg:x1="3.998cm" svg:y1="4.298cm" svg:x2="4.198cm" svg:y2="3.998cm">
            <text:p/>
          </draw:line>
          <draw:line draw:style-name="gr3" draw:text-style-name="P3" draw:layer="layout" svg:x1="3.798cm" svg:y1="4.998cm" svg:x2="3.998cm" svg:y2="4.698cm">
            <text:p/>
          </draw:line>
          <draw:line draw:style-name="gr3" draw:text-style-name="P3" draw:layer="layout" svg:x1="4.198cm" svg:y1="4.998cm" svg:x2="3.998cm" svg:y2="4.698cm">
            <text:p/>
          </draw:line>
        </draw:g>
        <draw:g>
          <draw:line draw:style-name="gr3" draw:text-style-name="P3" draw:layer="layout" svg:x1="3.998cm" svg:y1="5.998cm" svg:x2="3.998cm" svg:y2="6.998cm">
            <text:p/>
          </draw:line>
          <draw:line draw:style-name="gr3" draw:text-style-name="P3" draw:layer="layout" svg:x1="3.998cm" svg:y1="6.298cm" svg:x2="3.798cm" svg:y2="5.998cm">
            <text:p/>
          </draw:line>
          <draw:line draw:style-name="gr3" draw:text-style-name="P3" draw:layer="layout" svg:x1="3.998cm" svg:y1="6.298cm" svg:x2="4.198cm" svg:y2="5.998cm">
            <text:p/>
          </draw:line>
          <draw:line draw:style-name="gr3" draw:text-style-name="P3" draw:layer="layout" svg:x1="3.798cm" svg:y1="6.998cm" svg:x2="3.998cm" svg:y2="6.698cm">
            <text:p/>
          </draw:line>
          <draw:line draw:style-name="gr3" draw:text-style-name="P3" draw:layer="layout" svg:x1="4.198cm" svg:y1="6.998cm" svg:x2="3.998cm" svg:y2="6.698cm">
            <text:p/>
          </draw:line>
        </draw:g>
        <draw:custom-shape draw:style-name="gr1" draw:text-style-name="P2" xml:id="id8" draw:id="id8" draw:layer="layout" svg:width="1.999cm" svg:height="1cm" svg:x="7cm" svg:y="7cm">
          <text:p text:style-name="P1"><text:span text:style-name="T1">La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999cm" svg:height="1cm" svg:x="10cm" svg:y="7cm">
          <text:p text:style-name="P1"><text:span text:style-name="T1">Ball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5cm" svg:y="4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5cm" svg:y="6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99cm" svg:height="1cm" svg:x="15cm" svg:y="2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cm" svg:height="1.165cm" svg:x="15cm" svg:y="4.985cm">
          <draw:text-box>
            <text:p><text:span text:style-name="T2">Member or Executive of</text:span></text:p>
          </draw:text-box>
        </draw:frame>
        <draw:frame draw:style-name="gr4" draw:text-style-name="P4" draw:layer="layout" svg:width="4cm" svg:height="1.165cm" svg:x="15cm" svg:y="2.987cm">
          <draw:text-box>
            <text:p><text:span text:style-name="T2">Member or Administrator of</text:span></text:p>
          </draw:text-box>
        </draw:frame>
        <draw:frame draw:style-name="gr11" draw:text-style-name="P6" draw:layer="layout" svg:width="0.8cm" svg:height="1.139cm" svg:x="4.198cm" svg:y="4.099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frame draw:style-name="gr12" draw:text-style-name="P6" draw:layer="layout" svg:width="0.8cm" svg:height="1.139cm" svg:x="4.198cm" svg:y="6.098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custom-shape draw:style-name="gr1" draw:text-style-name="P2" xml:id="id15" draw:id="id15" draw:layer="layout" svg:width="1.999cm" svg:height="1cm" svg:x="7.001cm" svg:y="2cm">
          <text:p text:style-name="P1"><text:span text:style-name="T1">LVo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612cm" svg:height="0.975cm" svg:x="1.046cm" svg:y="1.036cm">
          <draw:text-box>
            <text:p><text:span text:style-name="T1">Ocastio (complex)</text:span></text:p>
          </draw:text-box>
        </draw:frame>
        <draw:g>
          <draw:line draw:style-name="gr8" draw:text-style-name="P3" draw:layer="layout" svg:x1="7.6cm" svg:y1="8cm" svg:x2="7.6cm" svg:y2="8.5cm">
            <text:p/>
          </draw:line>
          <draw:line draw:style-name="gr8" draw:text-style-name="P3" draw:layer="layout" svg:x1="7.6cm" svg:y1="8.5cm" svg:x2="8.5cm" svg:y2="8.5cm">
            <text:p/>
          </draw:line>
          <draw:line draw:style-name="gr8" draw:text-style-name="P3" draw:layer="layout" svg:x1="8.5cm" svg:y1="8.5cm" svg:x2="8.5cm" svg:y2="8cm">
            <text:p/>
          </draw:line>
        </draw:g>
        <draw:custom-shape draw:style-name="gr1" draw:text-style-name="P2" xml:id="id10" draw:id="id10" draw:layer="layout" svg:width="1.999cm" svg:height="1cm" svg:x="7cm" svg:y="5cm">
          <text:p text:style-name="P1"><text:span text:style-name="T1">LO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999cm" svg:height="1cm" svg:x="10.001cm" svg:y="5cm">
          <text:p text:style-name="P1"><text:span text:style-name="T1">P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1.999cm" svg:height="1cm" svg:x="10cm" svg:y="3cm">
          <text:p text:style-name="P1"><text:span text:style-name="T1">PVot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0.8cm" svg:height="1.139cm" svg:x="7.6cm" svg:y="8.2cm">
          <draw:text-box>
            <text:p text:style-name="P5"><text:span text:style-name="T3"/></text:p>
            <text:p text:style-name="P5"><text:span text:style-name="T3">0</text:span></text:p>
          </draw:text-box>
        </draw:frame>
        <draw:connector draw:style-name="gr10" draw:text-style-name="P1" draw:layer="layout" svg:x1="7cm" svg:y1="7.5cm" svg:x2="5.998cm" svg:y2="7.498cm" draw:start-shape="id8" draw:start-glue-point="3" draw:end-shape="id9" draw:end-glue-point="1" svg:d="M7000 7500h-501v-2h-501" svg:viewBox="0 0 1003 3">
          <text:p/>
        </draw:connector>
        <draw:connector draw:style-name="gr10" draw:text-style-name="P1" draw:layer="layout" svg:x1="7.999cm" svg:y1="7cm" svg:x2="7.999cm" svg:y2="6cm" draw:start-shape="id8" draw:start-glue-point="0" draw:end-shape="id10" svg:d="M7999 7000v-1000" svg:viewBox="0 0 1 1001">
          <text:p/>
        </draw:connector>
        <draw:connector draw:style-name="gr10" draw:text-style-name="P1" draw:layer="layout" svg:x1="10.999cm" svg:y1="7cm" svg:x2="11cm" svg:y2="6cm" draw:start-shape="id11" draw:start-glue-point="0" draw:end-shape="id12" draw:end-glue-point="2" svg:d="M10999 7000v-500h1v-500" svg:viewBox="0 0 2 1001">
          <text:p/>
        </draw:connector>
        <draw:connector draw:style-name="gr10" draw:text-style-name="P1" draw:layer="layout" svg:x1="11cm" svg:y1="5cm" svg:x2="10.999cm" svg:y2="4cm" draw:start-shape="id12" draw:start-glue-point="0" draw:end-shape="id13" draw:end-glue-point="2" svg:d="M11000 5000v-500h-1v-500" svg:viewBox="0 0 2 1001">
          <text:p/>
        </draw:connector>
        <draw:connector draw:style-name="gr10" draw:text-style-name="P1" draw:layer="layout" svg:x1="3.997cm" svg:y1="2.998cm" svg:x2="7.001cm" svg:y2="2.5cm" draw:start-shape="id14" draw:start-glue-point="0" draw:end-shape="id15" draw:end-glue-point="3" svg:d="M3997 2998v-501h2001v3h1003" svg:viewBox="0 0 3005 502">
          <text:p/>
        </draw:connector>
        <draw:connector draw:style-name="gr10" draw:text-style-name="P1" draw:layer="layout" svg:x1="4.997cm" svg:y1="3.498cm" svg:x2="10cm" svg:y2="3.5cm" draw:start-shape="id14" draw:start-glue-point="1" draw:end-shape="id13" draw:end-glue-point="3" svg:d="M4997 3498h2501v2h2502" svg:viewBox="0 0 5004 3">
          <text:p/>
        </draw:connector>
        <draw:connector draw:style-name="gr10" draw:text-style-name="P1" draw:layer="layout" svg:x1="7.999cm" svg:y1="5cm" svg:x2="8cm" svg:y2="3cm" draw:start-shape="id10" draw:start-glue-point="0" draw:end-shape="id15" draw:end-glue-point="2" svg:d="M7999 5000v-1000h1v-1000" svg:viewBox="0 0 2 2001">
          <text:p/>
        </draw:connector>
        <draw:connector draw:style-name="gr10" draw:text-style-name="P1" draw:layer="layout" draw:line-skew="0cm 1.601cm 3.002cm" svg:x1="8.999cm" svg:y1="5.5cm" svg:x2="10cm" svg:y2="7.5cm" draw:start-shape="id10" draw:start-glue-point="1" draw:end-shape="id11" draw:end-glue-point="3" svg:d="M8999 5500h500v600h1v1400h500" svg:viewBox="0 0 1002 2001">
          <text:p/>
        </draw:connector>
        <draw:connector draw:style-name="gr10" draw:text-style-name="P1" draw:layer="layout" draw:line-skew="-1.399cm 0.899cm" svg:x1="5.998cm" svg:y1="5.498cm" svg:x2="10.999cm" svg:y2="8cm" draw:start-shape="id16" draw:start-glue-point="1" draw:end-shape="id11" draw:end-glue-point="2" svg:d="M5998 5498h602v3902h4399v-1400" svg:viewBox="0 0 5002 3903">
          <text:p/>
        </draw:connector>
      </draw:page>
      <draw:page draw:name="page3" draw:style-name="dp1" draw:master-page-name="Default">
        <draw:custom-shape draw:style-name="gr1" draw:text-style-name="P2" draw:layer="layout" svg:width="1.999cm" svg:height="1cm" svg:x="5.998cm" svg:y="1.99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4.998cm" svg:y="3.998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4.998cm" svg:y="5.998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6.998cm" svg:y1="2.998cm" svg:x2="6.998cm" svg:y2="3.998cm">
            <text:p/>
          </draw:line>
          <draw:line draw:style-name="gr3" draw:text-style-name="P3" draw:layer="layout" svg:x1="6.998cm" svg:y1="3.298cm" svg:x2="6.798cm" svg:y2="2.998cm">
            <text:p/>
          </draw:line>
          <draw:line draw:style-name="gr3" draw:text-style-name="P3" draw:layer="layout" svg:x1="6.998cm" svg:y1="3.298cm" svg:x2="7.198cm" svg:y2="2.998cm">
            <text:p/>
          </draw:line>
          <draw:line draw:style-name="gr3" draw:text-style-name="P3" draw:layer="layout" svg:x1="6.798cm" svg:y1="3.998cm" svg:x2="6.998cm" svg:y2="3.698cm">
            <text:p/>
          </draw:line>
          <draw:line draw:style-name="gr3" draw:text-style-name="P3" draw:layer="layout" svg:x1="7.198cm" svg:y1="3.998cm" svg:x2="6.998cm" svg:y2="3.698cm">
            <text:p/>
          </draw:line>
        </draw:g>
        <draw:g>
          <draw:line draw:style-name="gr3" draw:text-style-name="P3" draw:layer="layout" svg:x1="6.998cm" svg:y1="4.998cm" svg:x2="6.998cm" svg:y2="5.998cm">
            <text:p/>
          </draw:line>
          <draw:line draw:style-name="gr3" draw:text-style-name="P3" draw:layer="layout" svg:x1="6.998cm" svg:y1="5.298cm" svg:x2="6.798cm" svg:y2="4.998cm">
            <text:p/>
          </draw:line>
          <draw:line draw:style-name="gr3" draw:text-style-name="P3" draw:layer="layout" svg:x1="6.998cm" svg:y1="5.298cm" svg:x2="7.198cm" svg:y2="4.998cm">
            <text:p/>
          </draw:line>
          <draw:line draw:style-name="gr3" draw:text-style-name="P3" draw:layer="layout" svg:x1="6.798cm" svg:y1="5.998cm" svg:x2="6.998cm" svg:y2="5.698cm">
            <text:p/>
          </draw:line>
          <draw:line draw:style-name="gr3" draw:text-style-name="P3" draw:layer="layout" svg:x1="7.198cm" svg:y1="5.998cm" svg:x2="6.998cm" svg:y2="5.698cm">
            <text:p/>
          </draw:line>
        </draw:g>
        <draw:custom-shape draw:style-name="gr1" draw:text-style-name="P2" draw:layer="layout" svg:width="1.999cm" svg:height="1cm" svg:x="5.998cm" svg:y="7.998cm">
          <text:p text:style-name="P1"><text:span text:style-name="T1">Law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6.998cm" svg:y1="6.998cm" svg:x2="6.998cm" svg:y2="7.998cm">
            <text:p/>
          </draw:line>
          <draw:line draw:style-name="gr3" draw:text-style-name="P3" draw:layer="layout" svg:x1="6.798cm" svg:y1="7.998cm" svg:x2="6.998cm" svg:y2="7.698cm">
            <text:p/>
          </draw:line>
          <draw:line draw:style-name="gr3" draw:text-style-name="P3" draw:layer="layout" svg:x1="7.198cm" svg:y1="7.998cm" svg:x2="6.998cm" svg:y2="7.698cm">
            <text:p/>
          </draw:line>
        </draw:g>
        <draw:custom-shape draw:style-name="gr1" draw:text-style-name="P2" draw:layer="layout" svg:width="1.999cm" svg:height="1cm" svg:x="9.001cm" svg:y="10cm">
          <text:p text:style-name="P1"><text:span text:style-name="T1">Ball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0.998cm" svg:y="3.998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0.998cm" svg:y="5.998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99cm" svg:height="1cm" svg:x="10.998cm" svg:y="1.998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cm" svg:height="1.165cm" svg:x="10.998cm" svg:y="4.983cm">
          <draw:text-box>
            <text:p><text:span text:style-name="T2">Member or Executive of</text:span></text:p>
          </draw:text-box>
        </draw:frame>
        <draw:frame draw:style-name="gr4" draw:text-style-name="P4" draw:layer="layout" svg:width="4cm" svg:height="1.165cm" svg:x="10.998cm" svg:y="2.985cm">
          <draw:text-box>
            <text:p><text:span text:style-name="T2">Member or Administrator of</text:span></text:p>
          </draw:text-box>
        </draw:frame>
        <draw:frame draw:style-name="gr14" draw:text-style-name="P6" draw:layer="layout" svg:width="0.8cm" svg:height="1.139cm" svg:x="7.198cm" svg:y="3.099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frame draw:style-name="gr15" draw:text-style-name="P6" draw:layer="layout" svg:width="0.8cm" svg:height="1.139cm" svg:x="7.198cm" svg:y="5.098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frame draw:style-name="gr16" draw:text-style-name="P6" draw:layer="layout" svg:width="0.8cm" svg:height="1.139cm" svg:x="7.198cm" svg:y="7.099cm">
          <draw:text-box>
            <text:p text:style-name="P5"><text:span text:style-name="T3"/></text:p>
            <text:p text:style-name="P5"><text:span text:style-name="T3">0</text:span></text:p>
          </draw:text-box>
        </draw:frame>
        <draw:frame draw:style-name="gr17" draw:text-style-name="P6" draw:layer="layout" svg:width="0.8cm" svg:height="1.139cm" svg:x="8cm" svg:y="9.5cm">
          <draw:text-box>
            <text:p text:style-name="P5"><text:span text:style-name="T3"/></text:p>
            <text:p text:style-name="P5"><text:span text:style-name="T3">2</text:span></text:p>
          </draw:text-box>
        </draw:frame>
        <draw:g>
          <draw:line draw:style-name="gr3" draw:text-style-name="P3" draw:layer="layout" svg:x1="7cm" svg:y1="11cm" svg:x2="7cm" svg:y2="12cm">
            <text:p/>
          </draw:line>
          <draw:line draw:style-name="gr3" draw:text-style-name="P3" draw:layer="layout" svg:x1="6.8cm" svg:y1="12cm" svg:x2="7cm" svg:y2="11.7cm">
            <text:p/>
          </draw:line>
          <draw:line draw:style-name="gr3" draw:text-style-name="P3" draw:layer="layout" svg:x1="7.2cm" svg:y1="12cm" svg:x2="7cm" svg:y2="11.7cm">
            <text:p/>
          </draw:line>
        </draw:g>
        <draw:custom-shape draw:style-name="gr1" draw:text-style-name="P2" draw:layer="layout" svg:width="1.999cm" svg:height="1cm" svg:x="5.998cm" svg:y="11.998cm">
          <text:p text:style-name="P1"><text:span text:style-name="T1">Vo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99cm" svg:y1="2.497cm" svg:x2="3.999cm" svg:y2="2.497cm">
          <text:p/>
        </draw:line>
        <draw:line draw:style-name="gr3" draw:text-style-name="P3" draw:layer="layout" svg:x1="3.999cm" svg:y1="2.497cm" svg:x2="3.999cm" svg:y2="12.497cm">
          <text:p/>
        </draw:line>
        <draw:g>
          <draw:line draw:style-name="gr3" draw:text-style-name="P3" draw:layer="layout" svg:x1="3.999cm" svg:y1="12.498cm" svg:x2="5.999cm" svg:y2="12.498cm">
            <text:p/>
          </draw:line>
          <draw:line draw:style-name="gr3" draw:text-style-name="P3" draw:layer="layout" svg:x1="5.999cm" svg:y1="12.698cm" svg:x2="5.699cm" svg:y2="12.498cm">
            <text:p/>
          </draw:line>
          <draw:line draw:style-name="gr3" draw:text-style-name="P3" draw:layer="layout" svg:x1="5.699cm" svg:y1="12.498cm" svg:x2="5.999cm" svg:y2="12.298cm">
            <text:p/>
          </draw:line>
        </draw:g>
        <draw:frame draw:style-name="gr18" draw:text-style-name="P6" draw:layer="layout" svg:width="0.8cm" svg:height="1.091cm" svg:x="5.198cm" svg:y="12.007cm">
          <draw:text-box>
            <text:p text:style-name="P5"><text:span text:style-name="T3">0</text:span></text:p>
          </draw:text-box>
        </draw:frame>
        <draw:frame draw:style-name="gr19" draw:text-style-name="P7" draw:layer="layout" svg:width="6.7cm" svg:height="0.975cm" svg:x="1.046cm" svg:y="1.036cm">
          <draw:text-box>
            <text:p><text:span text:style-name="T1">Ocastio (old proposal)</text:span></text:p>
          </draw:text-box>
        </draw:frame>
        <draw:g>
          <draw:line draw:style-name="gr8" draw:text-style-name="P3" draw:layer="layout" svg:x1="6.398cm" svg:y1="7.998cm" svg:x2="6.398cm" svg:y2="7.498cm">
            <text:p/>
          </draw:line>
          <draw:line draw:style-name="gr8" draw:text-style-name="P3" draw:layer="layout" svg:x1="6.398cm" svg:y1="7.498cm" svg:x2="5.498cm" svg:y2="7.498cm">
            <text:p/>
          </draw:line>
          <draw:line draw:style-name="gr8" draw:text-style-name="P3" draw:layer="layout" svg:x1="5.998cm" svg:y1="8.498cm" svg:x2="5.498cm" svg:y2="8.498cm">
            <text:p/>
          </draw:line>
          <draw:line draw:style-name="gr8" draw:text-style-name="P3" draw:layer="layout" svg:x1="5.498cm" svg:y1="7.498cm" svg:x2="5.498cm" svg:y2="8.498cm">
            <text:p/>
          </draw:line>
        </draw:g>
        <draw:frame draw:style-name="gr20" draw:text-style-name="P6" draw:layer="layout" svg:width="1.3cm" svg:height="1.139cm" svg:x="4.898cm" svg:y="6.999cm">
          <draw:text-box>
            <text:p text:style-name="P5"><text:span text:style-name="T3"/></text:p>
            <text:p text:style-name="P5"><text:span text:style-name="T3">0</text:span></text:p>
          </draw:text-box>
        </draw:frame>
        <draw:frame draw:style-name="gr21" draw:text-style-name="P6" draw:layer="layout" svg:width="1.401cm" svg:height="1.139cm" svg:x="6.999cm" svg:y="11.061cm">
          <draw:text-box>
            <text:p text:style-name="P5"><text:span text:style-name="T3"/></text:p>
            <text:p text:style-name="P5"><text:span text:style-name="T3">0</text:span></text:p>
          </draw:text-box>
        </draw:frame>
        <draw:g>
          <draw:line draw:style-name="gr3" draw:text-style-name="P3" draw:layer="layout" svg:x1="9cm" svg:y1="10.5cm" svg:x2="8cm" svg:y2="10.5cm">
            <text:p/>
          </draw:line>
          <draw:line draw:style-name="gr3" draw:text-style-name="P3" draw:layer="layout" svg:x1="8cm" svg:y1="10.7cm" svg:x2="8.3cm" svg:y2="10.5cm">
            <text:p/>
          </draw:line>
          <draw:line draw:style-name="gr3" draw:text-style-name="P3" draw:layer="layout" svg:x1="8.3cm" svg:y1="10.5cm" svg:x2="8cm" svg:y2="10.3cm">
            <text:p/>
          </draw:line>
        </draw:g>
        <draw:custom-shape draw:style-name="gr1" draw:text-style-name="P2" draw:layer="layout" svg:width="1.999cm" svg:height="1cm" svg:x="6.001cm" svg:y="10cm">
          <text:p text:style-name="P1"><text:span text:style-name="T1">Option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7cm" svg:y1="9cm" svg:x2="7cm" svg:y2="10cm">
            <text:p/>
          </draw:line>
          <draw:line draw:style-name="gr3" draw:text-style-name="P3" draw:layer="layout" svg:x1="6.8cm" svg:y1="10cm" svg:x2="7cm" svg:y2="9.7cm">
            <text:p/>
          </draw:line>
          <draw:line draw:style-name="gr3" draw:text-style-name="P3" draw:layer="layout" svg:x1="7.2cm" svg:y1="10cm" svg:x2="7cm" svg:y2="9.7cm">
            <text:p/>
          </draw:line>
        </draw:g>
        <draw:frame draw:style-name="gr22" draw:text-style-name="P6" draw:layer="layout" svg:width="1.401cm" svg:height="1.139cm" svg:x="7cm" svg:y="9.1cm">
          <draw:text-box>
            <text:p text:style-name="P5"><text:span text:style-name="T3">0</text:span></text:p>
            <text:p text:style-name="P5"><text:span text:style-name="T3">0</text:span></text:p>
          </draw:text-box>
        </draw:frame>
        <draw:line draw:style-name="gr3" draw:text-style-name="P3" draw:layer="layout" svg:x1="10cm" svg:y1="4.5cm" svg:x2="9cm" svg:y2="4.5cm">
          <text:p/>
        </draw:line>
        <draw:g>
          <draw:line draw:style-name="gr3" draw:text-style-name="P3" draw:layer="layout" svg:x1="10cm" svg:y1="4.5cm" svg:x2="10cm" svg:y2="10cm">
            <text:p/>
          </draw:line>
          <draw:line draw:style-name="gr3" draw:text-style-name="P3" draw:layer="layout" svg:x1="9.8cm" svg:y1="10cm" svg:x2="10cm" svg:y2="9.7cm">
            <text:p/>
          </draw:line>
          <draw:line draw:style-name="gr3" draw:text-style-name="P3" draw:layer="layout" svg:x1="10.2cm" svg:y1="10cm" svg:x2="10cm" svg:y2="9.7cm">
            <text:p/>
          </draw:line>
        </draw:g>
        <draw:frame draw:style-name="gr23" draw:text-style-name="P6" draw:layer="layout" svg:width="1.401cm" svg:height="1.139cm" svg:x="9.3cm" svg:y="4.661cm">
          <draw:text-box>
            <text:p text:style-name="P5"><text:span text:style-name="T3">0</text:span></text:p>
            <text:p text:style-name="P5"><text:span text:style-name="T3">0</text:span></text:p>
          </draw:text-box>
        </draw:frame>
      </draw:page>
      <draw:page draw:name="page4" draw:style-name="dp1" draw:master-page-name="Default">
        <draw:custom-shape draw:style-name="gr24" draw:text-style-name="P2" draw:layer="layout" svg:width="1.999cm" svg:height="1cm" svg:x="10.998cm" svg:y="1.001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cm" svg:height="1cm" svg:x="9.998cm" svg:y="2.998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cm" svg:height="1cm" svg:x="9.998cm" svg:y="4.998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g>
          <draw:line draw:style-name="gr26" draw:text-style-name="P3" draw:layer="layout" svg:x1="11.998cm" svg:y1="1.998cm" svg:x2="11.998cm" svg:y2="2.998cm">
            <text:p/>
          </draw:line>
          <draw:line draw:style-name="gr26" draw:text-style-name="P3" draw:layer="layout" svg:x1="11.998cm" svg:y1="2.298cm" svg:x2="11.798cm" svg:y2="1.998cm">
            <text:p/>
          </draw:line>
          <draw:line draw:style-name="gr26" draw:text-style-name="P3" draw:layer="layout" svg:x1="11.998cm" svg:y1="2.298cm" svg:x2="12.198cm" svg:y2="1.998cm">
            <text:p/>
          </draw:line>
          <draw:line draw:style-name="gr26" draw:text-style-name="P3" draw:layer="layout" svg:x1="11.798cm" svg:y1="2.998cm" svg:x2="11.998cm" svg:y2="2.698cm">
            <text:p/>
          </draw:line>
          <draw:line draw:style-name="gr26" draw:text-style-name="P3" draw:layer="layout" svg:x1="12.198cm" svg:y1="2.998cm" svg:x2="11.998cm" svg:y2="2.698cm">
            <text:p/>
          </draw:line>
        </draw:g>
        <draw:g>
          <draw:line draw:style-name="gr26" draw:text-style-name="P3" draw:layer="layout" svg:x1="11.998cm" svg:y1="3.997cm" svg:x2="11.998cm" svg:y2="4.997cm">
            <text:p/>
          </draw:line>
          <draw:line draw:style-name="gr26" draw:text-style-name="P3" draw:layer="layout" svg:x1="11.998cm" svg:y1="4.297cm" svg:x2="11.798cm" svg:y2="3.997cm">
            <text:p/>
          </draw:line>
          <draw:line draw:style-name="gr26" draw:text-style-name="P3" draw:layer="layout" svg:x1="11.998cm" svg:y1="4.297cm" svg:x2="12.198cm" svg:y2="3.997cm">
            <text:p/>
          </draw:line>
          <draw:line draw:style-name="gr26" draw:text-style-name="P3" draw:layer="layout" svg:x1="11.798cm" svg:y1="4.997cm" svg:x2="11.998cm" svg:y2="4.697cm">
            <text:p/>
          </draw:line>
          <draw:line draw:style-name="gr26" draw:text-style-name="P3" draw:layer="layout" svg:x1="12.198cm" svg:y1="4.997cm" svg:x2="11.998cm" svg:y2="4.697cm">
            <text:p/>
          </draw:line>
        </draw:g>
        <draw:custom-shape draw:style-name="gr24" draw:text-style-name="P2" draw:layer="layout" svg:width="1.999cm" svg:height="1cm" svg:x="10.998cm" svg:y="6.998cm">
          <text:p text:style-name="P1"><text:span text:style-name="T1">Law</text:span></text:p>
          <draw:enhanced-geometry svg:viewBox="0 0 21600 21600" draw:type="rectangle" draw:enhanced-path="M 0 0 L 21600 0 21600 21600 0 21600 0 0 Z N"/>
        </draw:custom-shape>
        <draw:g>
          <draw:line draw:style-name="gr26" draw:text-style-name="P3" draw:layer="layout" svg:x1="11.998cm" svg:y1="5.998cm" svg:x2="11.998cm" svg:y2="6.998cm">
            <text:p/>
          </draw:line>
          <draw:line draw:style-name="gr26" draw:text-style-name="P3" draw:layer="layout" svg:x1="11.798cm" svg:y1="6.998cm" svg:x2="11.998cm" svg:y2="6.698cm">
            <text:p/>
          </draw:line>
          <draw:line draw:style-name="gr26" draw:text-style-name="P3" draw:layer="layout" svg:x1="12.198cm" svg:y1="6.998cm" svg:x2="11.998cm" svg:y2="6.698cm">
            <text:p/>
          </draw:line>
        </draw:g>
        <draw:custom-shape draw:style-name="gr24" draw:text-style-name="P2" draw:layer="layout" svg:width="1.999cm" svg:height="1cm" svg:x="10.998cm" svg:y="8.998cm">
          <text:p text:style-name="P1"><text:span text:style-name="T1">Ballot</text:span></text:p>
          <draw:enhanced-geometry svg:viewBox="0 0 21600 21600" draw:type="rectangle" draw:enhanced-path="M 0 0 L 21600 0 21600 21600 0 21600 0 0 Z N"/>
        </draw:custom-shape>
        <draw:g>
          <draw:line draw:style-name="gr26" draw:text-style-name="P3" draw:layer="layout" svg:x1="11.998cm" svg:y1="7.997cm" svg:x2="11.998cm" svg:y2="8.997cm">
            <text:p/>
          </draw:line>
          <draw:line draw:style-name="gr26" draw:text-style-name="P3" draw:layer="layout" svg:x1="11.798cm" svg:y1="8.997cm" svg:x2="11.998cm" svg:y2="8.697cm">
            <text:p/>
          </draw:line>
          <draw:line draw:style-name="gr26" draw:text-style-name="P3" draw:layer="layout" svg:x1="12.198cm" svg:y1="8.997cm" svg:x2="11.998cm" svg:y2="8.697cm">
            <text:p/>
          </draw:line>
        </draw:g>
        <draw:custom-shape draw:style-name="gr25" draw:text-style-name="P2" draw:layer="layout" svg:width="4cm" svg:height="1cm" svg:x="15.999cm" svg:y="2.998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cm" svg:height="1cm" svg:x="15.999cm" svg:y="4.998cm">
          <text:p text:style-name="P1"><text:span text:style-name="T1">Constitu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999cm" svg:height="1cm" svg:x="15.999cm" svg:y="1.001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4cm" svg:height="1.165cm" svg:x="15.999cm" svg:y="3.984cm">
          <draw:text-box>
            <text:p><text:span text:style-name="T2">Member or Executive of</text:span></text:p>
          </draw:text-box>
        </draw:frame>
        <draw:frame draw:style-name="gr27" draw:text-style-name="P4" draw:layer="layout" svg:width="4cm" svg:height="1.165cm" svg:x="15.999cm" svg:y="1.984cm">
          <draw:text-box>
            <text:p><text:span text:style-name="T2">Member or Administrator of</text:span></text:p>
          </draw:text-box>
        </draw:frame>
        <draw:frame draw:style-name="gr28" draw:text-style-name="P6" draw:layer="layout" svg:width="0.8cm" svg:height="1.139cm" svg:x="12.199cm" svg:y="2.098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frame draw:style-name="gr29" draw:text-style-name="P6" draw:layer="layout" svg:width="0.8cm" svg:height="1.139cm" svg:x="12.199cm" svg:y="4.098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frame draw:style-name="gr30" draw:text-style-name="P6" draw:layer="layout" svg:width="0.8cm" svg:height="1.139cm" svg:x="12.199cm" svg:y="6.097cm">
          <draw:text-box>
            <text:p text:style-name="P5"><text:span text:style-name="T3"/></text:p>
            <text:p text:style-name="P5"><text:span text:style-name="T3">0</text:span></text:p>
          </draw:text-box>
        </draw:frame>
        <draw:frame draw:style-name="gr31" draw:text-style-name="P6" draw:layer="layout" svg:width="0.8cm" svg:height="1.139cm" svg:x="12.199cm" svg:y="8.108cm">
          <draw:text-box>
            <text:p text:style-name="P5"><text:span text:style-name="T3"/></text:p>
            <text:p text:style-name="P5"><text:span text:style-name="T3">0</text:span></text:p>
          </draw:text-box>
        </draw:frame>
        <draw:custom-shape draw:style-name="gr24" draw:text-style-name="P2" draw:layer="layout" svg:width="1.999cm" svg:height="1cm" svg:x="10.998cm" svg:y="10.998cm">
          <text:p text:style-name="P1"><text:span text:style-name="T1">Option</text:span></text:p>
          <draw:enhanced-geometry svg:viewBox="0 0 21600 21600" draw:type="rectangle" draw:enhanced-path="M 0 0 L 21600 0 21600 21600 0 21600 0 0 Z N"/>
        </draw:custom-shape>
        <draw:g>
          <draw:line draw:style-name="gr26" draw:text-style-name="P3" draw:layer="layout" svg:x1="11.998cm" svg:y1="9.999cm" svg:x2="11.998cm" svg:y2="10.999cm">
            <text:p/>
          </draw:line>
          <draw:line draw:style-name="gr26" draw:text-style-name="P3" draw:layer="layout" svg:x1="11.798cm" svg:y1="10.999cm" svg:x2="11.998cm" svg:y2="10.699cm">
            <text:p/>
          </draw:line>
          <draw:line draw:style-name="gr26" draw:text-style-name="P3" draw:layer="layout" svg:x1="12.198cm" svg:y1="10.999cm" svg:x2="11.998cm" svg:y2="10.699cm">
            <text:p/>
          </draw:line>
        </draw:g>
        <draw:custom-shape draw:style-name="gr24" draw:text-style-name="P2" draw:layer="layout" svg:width="1.999cm" svg:height="1cm" svg:x="10.998cm" svg:y="12.998cm">
          <text:p text:style-name="P1"><text:span text:style-name="T1">Vote</text:span></text:p>
          <draw:enhanced-geometry svg:viewBox="0 0 21600 21600" draw:type="rectangle" draw:enhanced-path="M 0 0 L 21600 0 21600 21600 0 21600 0 0 Z N"/>
        </draw:custom-shape>
        <draw:g>
          <draw:line draw:style-name="gr26" draw:text-style-name="P3" draw:layer="layout" svg:x1="11.998cm" svg:y1="11.997cm" svg:x2="11.998cm" svg:y2="12.997cm">
            <text:p/>
          </draw:line>
          <draw:line draw:style-name="gr26" draw:text-style-name="P3" draw:layer="layout" svg:x1="11.998cm" svg:y1="12.297cm" svg:x2="11.798cm" svg:y2="11.997cm">
            <text:p/>
          </draw:line>
          <draw:line draw:style-name="gr26" draw:text-style-name="P3" draw:layer="layout" svg:x1="11.998cm" svg:y1="12.297cm" svg:x2="12.198cm" svg:y2="11.997cm">
            <text:p/>
          </draw:line>
          <draw:line draw:style-name="gr26" draw:text-style-name="P3" draw:layer="layout" svg:x1="11.798cm" svg:y1="12.997cm" svg:x2="11.998cm" svg:y2="12.697cm">
            <text:p/>
          </draw:line>
          <draw:line draw:style-name="gr26" draw:text-style-name="P3" draw:layer="layout" svg:x1="12.198cm" svg:y1="12.997cm" svg:x2="11.998cm" svg:y2="12.697cm">
            <text:p/>
          </draw:line>
        </draw:g>
        <draw:line draw:style-name="gr26" draw:text-style-name="P3" draw:layer="layout" svg:x1="10.997cm" svg:y1="1.497cm" svg:x2="8.997cm" svg:y2="1.497cm">
          <text:p/>
        </draw:line>
        <draw:line draw:style-name="gr26" draw:text-style-name="P3" draw:layer="layout" svg:x1="8.997cm" svg:y1="1.497cm" svg:x2="8.997cm" svg:y2="13.497cm">
          <text:p/>
        </draw:line>
        <draw:line draw:style-name="gr26" draw:text-style-name="P3" draw:layer="layout" svg:x1="8.997cm" svg:y1="13.498cm" svg:x2="10.997cm" svg:y2="13.498cm">
          <text:p/>
        </draw:line>
        <draw:frame draw:style-name="gr32" draw:text-style-name="P6" draw:layer="layout" svg:width="0.8cm" svg:height="1.139cm" svg:x="12.199cm" svg:y="10.107cm">
          <draw:text-box>
            <text:p text:style-name="P5"><text:span text:style-name="T3"/></text:p>
            <text:p text:style-name="P5"><text:span text:style-name="T3">1</text:span></text:p>
          </draw:text-box>
        </draw:frame>
        <draw:frame draw:style-name="gr33" draw:text-style-name="P6" draw:layer="layout" svg:width="0.8cm" svg:height="1.139cm" svg:x="12.199cm" svg:y="12.098cm">
          <draw:text-box>
            <text:p text:style-name="P5"><text:span text:style-name="T3">1</text:span></text:p>
            <text:p text:style-name="P5"><text:span text:style-name="T3">0</text:span></text:p>
          </draw:text-box>
        </draw:frame>
        <draw:line draw:style-name="gr26" draw:text-style-name="P3" draw:layer="layout" svg:x1="10.998cm" svg:y1="13.698cm" svg:x2="10.698cm" svg:y2="13.498cm">
          <text:p/>
        </draw:line>
        <draw:line draw:style-name="gr26" draw:text-style-name="P3" draw:layer="layout" svg:x1="10.698cm" svg:y1="13.497cm" svg:x2="10.998cm" svg:y2="13.297cm">
          <text:p/>
        </draw:line>
        <draw:frame draw:style-name="gr34" draw:text-style-name="P6" draw:layer="layout" svg:width="0.8cm" svg:height="1.091cm" svg:x="9.998cm" svg:y="13.007cm">
          <draw:text-box>
            <text:p text:style-name="P5"><text:span text:style-name="T3">0</text:span></text:p>
          </draw:text-box>
        </draw:frame>
        <draw:frame draw:style-name="gr35" draw:text-style-name="P7" draw:layer="layout" svg:width="4.655cm" svg:height="0.975cm" svg:x="2.998cm" svg:y="2.036cm">
          <draw:text-box>
            <text:p><text:span text:style-name="T1">Ocastio (old)</text:span></text:p>
          </draw:text-box>
        </draw:frame>
        <draw:g>
          <draw:line draw:style-name="gr36" draw:text-style-name="P3" draw:layer="layout" svg:x1="11.397cm" svg:y1="6.997cm" svg:x2="11.397cm" svg:y2="6.497cm">
            <text:p/>
          </draw:line>
          <draw:line draw:style-name="gr36" draw:text-style-name="P3" draw:layer="layout" svg:x1="11.397cm" svg:y1="6.497cm" svg:x2="10.497cm" svg:y2="6.497cm">
            <text:p/>
          </draw:line>
          <draw:line draw:style-name="gr36" draw:text-style-name="P3" draw:layer="layout" svg:x1="10.997cm" svg:y1="7.497cm" svg:x2="10.497cm" svg:y2="7.497cm">
            <text:p/>
          </draw:line>
          <draw:line draw:style-name="gr36" draw:text-style-name="P3" draw:layer="layout" svg:x1="10.497cm" svg:y1="6.497cm" svg:x2="10.497cm" svg:y2="7.497cm">
            <text:p/>
          </draw:line>
        </draw:g>
        <draw:frame draw:style-name="gr37" draw:text-style-name="P6" draw:layer="layout" svg:width="1.3cm" svg:height="1.139cm" svg:x="9.298cm" svg:y="6.298cm">
          <draw:text-box>
            <text:p text:style-name="P5"><text:span text:style-name="T3"/></text:p>
            <text:p text:style-name="P5"><text:span text:style-name="T3">0-1</text:span></text:p>
          </draw:text-box>
        </draw:frame>
      </draw:page>
      <draw:page draw:name="page5" draw:style-name="dp1" draw:master-page-name="Default">
        <draw:custom-shape draw:style-name="gr38" draw:text-style-name="P1" draw:layer="layout" svg:width="6cm" svg:height="3cm" svg:x="1cm" svg:y="2cm">
          <text:p text:style-name="P1">[x] Option A</text:p>
          <text:p text:style-name="P1">[x] Option B</text:p>
          <text:p text:style-name="P1">[ <text:s/>] Option C</text:p>
          <text:p text:style-name="P1">Any with +50% win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cm" svg:height="3cm" svg:x="7cm" svg:y="2cm">
          <text:p text:style-name="P1">[x][ <text:s/>][ <text:s/>] Option A</text:p>
          <text:p text:style-name="P1">[ <text:s/>][x][ <text:s/>] Option B</text:p>
          <text:p text:style-name="P1">[ <text:s/>][ <text:s/>][x] Option C</text:p>
          <text:p text:style-name="P1">Any with +50% win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cm" svg:height="1cm" svg:x="1cm" svg:y="1cm">
          <text:p text:style-name="P1">Majority Approvals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cm" svg:height="1cm" svg:x="7cm" svg:y="1cm">
          <text:p text:style-name="P1">Score Approvals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cm" svg:height="3cm" svg:x="7cm" svg:y="6cm">
          <text:p text:style-name="P1">[x][ <text:s/>][ <text:s/>] Option A</text:p>
          <text:p text:style-name="P1">[ <text:s/>][x][ <text:s/>] Option B</text:p>
          <text:p text:style-name="P1">[ <text:s/>][ <text:s/>][x] Option C</text:p>
          <text:p text:style-name="P1">Top N win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cm" svg:height="1cm" svg:x="7cm" svg:y="5cm">
          <text:p text:style-name="P1">Highest-Approvals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cm" svg:height="3cm" svg:x="13cm" svg:y="6cm">
          <text:p text:style-name="P1">[2] Option A</text:p>
          <text:p text:style-name="P1">[1] Option B</text:p>
          <text:p text:style-name="P1">[3] Option C</text:p>
          <text:p text:style-name="P1">Top N win by STV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cm" svg:height="1cm" svg:x="13cm" svg:y="5cm">
          <text:p text:style-name="P1">Single-Transferable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7cm" svg:height="3cm" svg:x="1cm" svg:y="10cm">
          <text:p text:style-name="P1">[ <text:s text:c="9"/>] Option A</text:p>
          <text:p text:style-name="P1">[ <text:s text:c="3"/>x <text:s text:c="3"/>] Option B</text:p>
          <text:p text:style-name="P1">[ <text:s text:c="9"/>] Option C</text:p>
          <text:p text:style-name="P1">+50% to win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7cm" svg:height="1cm" svg:x="1cm" svg:y="9cm">
          <text:p text:style-name="P1">Mass Majority Approval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cm" svg:height="3cm" svg:x="1cm" svg:y="6cm">
          <text:p text:style-name="P1">[x] Option A</text:p>
          <text:p text:style-name="P1">[x] Option B</text:p>
          <text:p text:style-name="P1">[ <text:s/>] Option C</text:p>
          <text:p text:style-name="P1">Top N win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cm" svg:height="1cm" svg:x="1cm" svg:y="5cm">
          <text:p text:style-name="P1">Most-Approvals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7cm" svg:height="3cm" svg:x="8cm" svg:y="10cm">
          <text:p text:style-name="P1"><text:s text:c="12"/>/ Option A</text:p>
          <text:p text:style-name="P1">[ <text:s/>][x][ <text:s/>]{ Option B</text:p>
          <text:p text:style-name="P1"><text:s text:c="12"/>\ Option C</text:p>
          <text:p text:style-name="P1">+50% to win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7cm" svg:height="1cm" svg:x="8cm" svg:y="9cm">
          <text:p text:style-name="P1">Mass Score Approv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4:25:26.894973159</meta:creation-date>
    <dc:date>2019-06-27T04:17:59.680011009</dc:date>
    <meta:editing-duration>P3DT19H16M29S</meta:editing-duration>
    <meta:editing-cycles>45</meta:editing-cycles>
    <meta:generator>LibreOffice/6.0.7.3$Linux_X86_64 LibreOffice_project/00m0$Build-3</meta:generator>
    <meta:document-statistic meta:object-count="222"/>
  </office:meta>
</office:document-meta>
</file>